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</style:style>
    <style:style style:name="T1" style:family="text">
      <style:text-properties officeooo:rsid="0000b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ью́терный ви́рус — вид вредоносного программного обеспечения, способного создавать копии самого себя и внедряться в код других программ, системные области памяти, загрузочные секторы, а также распространять свои копии по разнообразным каналам связи.</text:p>
      <text:p text:style-name="P2">Основная цель вируса — его распространение. Кроме того, часто его сопутствующей функцией является нарушение работы программно-аппаратных комплексов — удаление файлов и даже удаление операционной системы, приведение в негодность структур размещения данных, блокирование работы пользователей и т. п. Даже если автор вируса не запрограммировал вредоносных эффектов, вирус может приводить к сбоям компьютера из-за ошибок, неучтённых тонкостей взаимодействия с операционной системой и другими программами. Кроме того, вирусы, как правило, занимают место на накопителях информации и потребляют ресурсы системы.</text:p>
      <text:p text:style-name="P2">В обиходе «вирусами» называют всё вредоносное ПО, хотя на самом деле это лишь один его вид. </text:p>
      <text:p text:style-name="P2">Вирусы распространяются, копируя своё тело и обеспечивая его последующее исполнение: внедряя себя в исполняемый код других программ, заменяя собой другие программы, прописываясь в автозапуск через реестр и другое. Вирусом или его носителем могут быть не только программы, содержащие машинный код, но и любая информация, содержащая автоматически исполняемые команды, — например, пакетные файлы и документы Microsoft Word и Excel, содержащие макросы. Кроме того, для проникновения на компьютер вирус может использовать уязвимости в популярном программном обеспечении (например, Adobe Flash, Internet Explorer, Outlook), для чего распространители внедряют его в обычные данные (картинки, тексты и т. д.) вместе с эксплойтом, использующим уязвимость.</text:p>
      <text:p text:style-name="P2">После того как вирус успешно внедрился в коды программы, файла или документа, он будет находиться в состоянии сна, пока обстоятельства не заставят компьютер или устройство выполнить его код. Чтобы вирус заразил ваш компьютер, необходимо запустить заражённую программу, которая, в свою очередь, приведёт к выполнению кода вируса. Это означает, что вирус может оставаться бездействующим на компьютере без каких-либо симптомов поражения. Однако, как только вирус начинает действовать, он может заражать другие файлы и компьютеры, находящиеся в одной сети. В зависимости от целей программиста-вирусописателя, вирусы либо причиняют незначительный вред, либо имеют разрушительный эффект, например удаление данных или кража конфиденциальной информации. <text:s/><text:span text:style-name="T1">(Википедия)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46:59.169905067</meta:creation-date>
    <dc:date>2018-09-12T23:01:40.651980247</dc:date>
    <meta:editing-duration>PT4M30S</meta:editing-duration>
    <meta:editing-cycles>1</meta:editing-cycles>
    <meta:document-statistic meta:table-count="0" meta:image-count="0" meta:object-count="0" meta:page-count="1" meta:paragraph-count="5" meta:word-count="317" meta:character-count="2452" meta:non-whitespace-character-count="2135"/>
    <meta:generator>LibreOffice/5.4.5.1$Linux_X86_64 LibreOffice_project/40m0$Build-1</meta:generator>
  </office:meta>
</office:document-meta>
</file>